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3.44434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3.42108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3.46577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3.82035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3.69971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3.74227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3.87304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3.34028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3.4831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3.7352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3.73792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3.52783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